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paragraph-properties fo:text-align="center"/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style:style style:name="T2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9.525cm" svg:x="1.27cm" svg:y="0.635cm">
          <text:p text:style-name="P1"><text:span text:style-name="T1">Real Wor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3.175cm" svg:x="1.905cm" svg:y="6.35cm">
          <text:p text:style-name="P1"><text:span text:style-name="T2">Objective 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3.175cm" svg:x="1.905cm" svg:y="1.27cm">
          <text:p text:style-name="P1"><text:span text:style-name="T2">Subjective Scientis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25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1T11:50:20</meta:creation-date>
    <dc:date>2011-06-11T19:30:21</dc:date>
    <dc:creator>Bo Morgan</dc:creator>
    <meta:editing-duration>PT03H23M51S</meta:editing-duration>
    <meta:editing-cycles>5</meta:editing-cycles>
    <meta:generator>OpenOffice.org/3.2$Linux OpenOffice.org_project/320m19$Build-9505</meta:generator>
    <meta:document-statistic meta:object-count="3"/>
  </office:meta>
</office:document-meta>
</file>